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style:font-name="Courier New" officeooo:rsid="0003f9e3" officeooo:paragraph-rsid="0003f9e3"/>
    </style:style>
    <style:style style:name="P2" style:family="paragraph" style:parent-style-name="Standard">
      <style:paragraph-properties fo:line-height="115%" fo:text-align="justify" style:justify-single-word="false"/>
      <style:text-properties style:font-name="Courier New" fo:font-size="16pt" fo:font-weight="bold" officeooo:rsid="0003f9e3" officeooo:paragraph-rsid="0003f9e3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line-height="115%" fo:text-align="justify" style:justify-single-word="false"/>
      <style:text-properties style:font-name="Courier New" officeooo:rsid="0003f9e3" officeooo:paragraph-rsid="0003f9e3"/>
    </style:style>
    <style:style style:name="P4" style:family="paragraph" style:parent-style-name="Standard" style:list-style-name="L1">
      <style:paragraph-properties fo:line-height="115%" fo:text-align="justify" style:justify-single-word="false"/>
      <style:text-properties style:font-name="Courier New" style:text-underline-style="none" officeooo:rsid="0003f9e3" officeooo:paragraph-rsid="00050f0c"/>
    </style:style>
    <style:style style:name="P5" style:family="paragraph" style:parent-style-name="Standard" style:list-style-name="L1">
      <style:paragraph-properties fo:line-height="115%" fo:text-align="justify" style:justify-single-word="false"/>
      <style:text-properties style:font-name="Courier New" style:text-underline-style="none" officeooo:rsid="0003f9e3" officeooo:paragraph-rsid="0003f9e3"/>
    </style:style>
    <style:style style:name="P6" style:family="paragraph" style:parent-style-name="Standard" style:list-style-name="L1">
      <style:paragraph-properties fo:line-height="115%" fo:text-align="justify" style:justify-single-word="false"/>
      <style:text-properties style:font-name="Courier New" style:text-underline-style="none" officeooo:rsid="0003f9e3" officeooo:paragraph-rsid="00054a09"/>
    </style:style>
    <style:style style:name="T1" style:family="text">
      <style:text-properties officeooo:rsid="00097a29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officeooo:rsid="000b459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5cm" fo:text-indent="-0.635cm" fo:margin-left="1.5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ASES EN JS</text:p>
      <text:p text:style-name="P1"/>
      <text:list xml:id="list2849899426" text:style-name="L1">
        <text:list-item>
          <text:p text:style-name="P3">Diseña una clase colegio. Tendrá como atributos nombre, numero de aulas y alumnos.</text:p>
          <text:p text:style-name="P3">Cada alumno se representará como una objeto de la clase Alumno. En ella se guardaran los atributos “DNI”, “nombre” y “nota_media”.</text:p>
          <text:p text:style-name="P3">Implementa métodos en colegio y alumno para modificar la nota media <text:span text:style-name="T1">de un alumno y que nos permita consultar la media de todo el colegio y cuántos alumnos hay</text:span>.</text:p>
          <text:p text:style-name="P3"/>
        </text:list-item>
        <text:list-item>
          <text:p text:style-name="P4">Diseña una clase Aeropuerto. Tendrá como atributos nombre, ciudad y numero de vuelos diarios <text:span text:style-name="T4">nacionales</text:span>.</text:p>
          <text:p text:style-name="P4">Cada vuelo diario se representará como un objeto de la clase Vuelo. En ella se guardaran los atributos “codigo”, “hora_llegada” y “hora_salida”.</text:p>
          <text:p text:style-name="P4">Implementa métodos en aeropuerto y vuelo para modificar la hora de llegada, para modificar la hora de salida y para comprobar si la hora de salida es posterior a la hora de llegada.</text:p>
          <text:p text:style-name="P5"/>
        </text:list-item>
        <text:list-item>
          <text:p text:style-name="P6">Diseña una clase Hospital. Tendrá como atributos “nombre”, “ciudad” y “num_pacientes” (numero de pacientes ingresados).</text:p>
          <text:p text:style-name="P6">Cada paciente se representará como una objeto de la clase Paciente. En ella se guardaran los atributos “DNI”, “nombre”, “enfermedad”.</text:p>
          <text:p text:style-name="P6">Implementa un método en Hospital que reciba el código de paciente y se le de el alta a dicho paciencia (equivale a eliminar al paciente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8:10:43.995000000</meta:creation-date>
    <dc:date>2019-11-14T12:27:05.787000000</dc:date>
    <meta:editing-duration>PT59M41S</meta:editing-duration>
    <meta:editing-cycles>7</meta:editing-cycles>
    <meta:generator>LibreOffice/6.1.1.2$Windows_X86_64 LibreOffice_project/5d19a1bfa650b796764388cd8b33a5af1f5baa1b</meta:generator>
    <meta:document-statistic meta:table-count="0" meta:image-count="0" meta:object-count="0" meta:page-count="1" meta:paragraph-count="10" meta:word-count="199" meta:character-count="1207" meta:non-whitespace-character-count="1021"/>
  </office:meta>
</office:document-meta>
</file>